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style:paragraph-properties fo:text-align="center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</text:span><text:span text:style-name="T1">Syste</text:span><text:span text:style-name="T1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</text:span><text:span text:style-name="T1">Syste</text:span><text:span text:style-name="T1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</text:span><text:span text:style-name="T2">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</text:span><text:span text:style-name="T3">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</text:span><text:span text:style-name="T3">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729cm" svg:height="0.642cm" svg:x="6.5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581cm" svg:height="0.642cm" svg:x="20.6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573cm" svg:height="0.642cm" svg:x="6.9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586cm" svg:height="0.642cm" svg:x="21.0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</text:list>
          <text:list text:style-name="L2"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</text:list>
          <text:list text:style-name="L2"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</text:list>
          <text:list text:style-name="L2"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</text:list>
          <text:list text:style-name="L2"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6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9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6" draw:layer="layout" svg:x1="12.068cm" svg:y1="7.024cm" svg:x2="17.412cm" svg:y2="7.0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39" draw:layer="layout" svg:width="3.398cm" svg:height="0.705cm" svg:x="13.083cm" svg:y="10.277cm">
          <text:list text:style-name="L1">
            <text:list-header>
              <text:p text:style-name="P38"><text:span text:style-name="T12">Mail to UMA </text:span><text:span text:style-name="T12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58cm" svg:y1="14.936cm" svg:x2="17.402cm" svg:y2="14.936cm">
          <text:p text:style-name="P35"><text:span text:style-name="T11">UMA 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</text:list>
          <text:list text:style-name="L2">
            <text:list-item>
              <text:p text:style-name="P17"><text:span text:style-name="T4">Mail Transfer </text:span><text:span text:style-name="T4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</text:list>
          <text:list text:style-name="L2">
            <text:list-item>
              <text:p text:style-name="P20"><text:span text:style-name="T6">Mail Access </text:span><text:span text:style-name="T6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</text:list>
          <text:list text:style-name="L2">
            <text:list-item>
              <text:p text:style-name="P17"><text:span text:style-name="T4">Mail Transfer </text:span><text:span text:style-name="T4">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</text:span><text:span text:style-name="T2">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</text:list>
          <text:list text:style-name="L2">
            <text:list-item>
              <text:p text:style-name="P17"><text:span text:style-name="T4">Mail Access </text:span><text:span text:style-name="T4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</text:span><text:span text:style-name="T4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3.048cm" svg:height="1.473cm" svg:x="21.879cm" svg:y="3.872cm">
          <text:list text:style-name="L1">
            <text:list-header>
              <text:p text:style-name="P17"><text:span text:style-name="T1">U</text:span><text:span text:style-name="T1">M</text:span><text:span text:style-name="T1">A</text:span></text:p>
            </text:list-header>
            <text:list-item>
              <text:p text:style-name="P17"><text:span text:style-name="T4">A</text:span><text:span text:style-name="T4">u</text:span><text:span text:style-name="T4">t</text:span><text:span text:style-name="T4">h</text:span><text:span text:style-name="T4">o</text:span><text:span text:style-name="T4">r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</text:span><text:span text:style-name="T4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</text:span><text:span text:style-name="T3">ail</text:span></text:p>
            </text:list-header>
            <text:list-item>
              <text:p text:style-name="P16"><text:span text:style-name="T4">Resource </text:span><text:span text:style-name="T4">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7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</text:span><text:span text:style-name="T7">MFA</text:span></text:p>
            </text:list-header>
            <text:list-item>
              <text:p text:style-name="P20"><text:span text:style-name="T6">Requesting </text:span><text:span text:style-name="T6">Party Client</text:span></text:p>
            </text:list-item>
            <text:list-item>
              <text:p text:style-name="P20"><text:span text:style-name="T6">Mail Fetch </text:span><text:span text:style-name="T6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6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29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1T17:35:00.331759127</dc:date>
    <dc:creator>Igor Zboran</dc:creator>
    <meta:editing-duration>PT15H5M50S</meta:editing-duration>
    <meta:editing-cycles>176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128"/>
  </office:meta>
</office:document-meta>
</file>